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lorita hip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amb seccions longitudinals rectangulars i cristalls al·lotriomorf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Tonalitats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Apreciable una direcció paral·lela a l'allargament de les seccion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, està alterant minerals previ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De 1r ordre anòmals que donen tonalitats blav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5" table:style-name="ce11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atriu afanítica 25%</text:p>
          </table:table-cell>
          <table:table-cell office:value-type="string" table:style-name="ce12">
            <text:p>Quars 10%</text:p>
          </table:table-cell>
          <table:table-cell office:value-type="string" table:style-name="ce12">
            <text:p>Opacs 5%</text:p>
          </table:table-cell>
          <table:table-cell office:value-type="string" table:style-name="ce12">
            <text:p>Altres 10%</text:p>
          </table:table-cell>
          <table:table-cell table:number-columns-repeated="8" table:style-name="ce12"/>
          <table:table-cell table:number-columns-repeated="16371"/>
        </table:table-row>
        <table:table-row table:number-rows-repeated="2" table:style-name="ro9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Clori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Hàbit prismàtic molt curt, amb secció basal pseudohexagonal. Pot ser criptocristal·lina o pseudomorfa de biotita o altres minerals ferromagnesia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Varia d'incolor a tonalitats verdoses, groguenques i oc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Pot presentar-ne entre feble i moder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sempre visible, {001} perf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òxids o hidròxids de ferr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 primer ordre de vegades emmascarats o bé colors anòmals que donen tonalitats blavoses i viol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Aproximadament 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és freqüent, {001} 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20:57:09Z</dc:date>
    <meta:editing-cycles>5</meta:editing-cycles>
    <meta:editing-duration>PT1353S</meta:editing-duration>
  </office:meta>
</office:document-meta>
</file>